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8.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7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/>
      <style:paragraph-properties style:writing-mode="lr-tb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4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69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cm" svg:height="6.364cm" draw:transform="skewX (0.000349065850398866) rotate (0.000349065850398866) translate (12.251cm 0.985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673cm" svg:x="8.276cm" svg:y="4.322cm">
          <draw:text-box>
            <text:p text:style-name="P3"><text:span text:style-name="T2">IOb Native</text:span></text:p>
            <text:p text:style-name="P3"><text:span text:style-name="T2">Bus</text:span></text:p>
          </draw:text-box>
        </draw:frame>
        <draw:connector draw:style-name="gr3" draw:text-style-name="P5" draw:layer="layout" svg:x1="7.838cm" svg:y1="4.172cm" svg:x2="12.338cm" svg:y2="4.164cm" svg:d="M7838 4172h2250v-8h2250" svg:viewBox="0 0 4501 9">
          <text:p/>
        </draw:connector>
        <draw:custom-shape draw:style-name="gr4" draw:text-style-name="P6" draw:layer="layout" svg:width="7.7cm" svg:height="4.939cm" svg:x="0.217cm" svg:y="1.703cm">
          <draw:glue-point draw:id="4" svg:x="2.175cm" svg:y="5.001cm"/>
          <text:p text:style-name="P1"><text:span text:style-name="T1">32/64-bit User Cor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.277cm" svg:height="0.962cm" svg:x="13.842cm" svg:y="8.585cm">
          <draw:text-box>
            <text:p>clk</text:p>
          </draw:text-box>
        </draw:frame>
        <draw:frame draw:style-name="gr6" draw:text-style-name="P7" draw:layer="layout" svg:width="1.225cm" svg:height="0.962cm" svg:x="18.867cm" svg:y="8.491cm">
          <draw:text-box>
            <text:p>rst</text:p>
          </draw:text-box>
        </draw:frame>
        <draw:connector draw:style-name="gr7" draw:text-style-name="P5" draw:layer="layout" svg:x1="19.281cm" svg:y1="7.299cm" svg:x2="19.304cm" svg:y2="8.535cm" svg:d="M19281 7299v619h23v617" svg:viewBox="0 0 24 1237">
          <text:p/>
        </draw:connector>
        <draw:custom-shape draw:style-name="gr8" draw:text-style-name="P6" draw:layer="layout" svg:width="6.977cm" svg:height="4.939cm" svg:x="25.808cm" svg:y="1.703cm">
          <draw:glue-point draw:id="4" svg:x="2.175cm" svg:y="5.001cm"/>
          <text:p text:style-name="P1"><text:span text:style-name="T1">Next-Level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4.769cm" svg:height="2.384cm" svg:x="21.977cm" svg:y="4.298cm">
          <draw:text-box>
            <text:p text:style-name="P3"><text:span text:style-name="T2">AXI4 or </text:span></text:p>
            <text:p text:style-name="P3"><text:span text:style-name="T2">IOb Native</text:span></text:p>
            <text:p text:style-name="P3"><text:span text:style-name="T2">Bus</text:span></text:p>
          </draw:text-box>
        </draw:frame>
        <draw:connector draw:style-name="gr3" draw:text-style-name="P5" draw:layer="layout" svg:x1="21.439cm" svg:y1="4.148cm" svg:x2="25.839cm" svg:y2="4.14cm" svg:d="M21439 4148h2200v-8h2200" svg:viewBox="0 0 4401 9">
          <text:p/>
        </draw:connector>
        <draw:connector draw:style-name="gr7" draw:text-style-name="P5" draw:layer="layout" svg:x1="14.37cm" svg:y1="7.324cm" svg:x2="14.393cm" svg:y2="8.56cm" svg:d="M14370 7324v619h23v617" svg:viewBox="0 0 24 123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9T17:27:12.558650166</meta:creation-date>
    <dc:date>2022-06-05T19:56:46.662000000</dc:date>
    <meta:editing-duration>PT16H38M35S</meta:editing-duration>
    <meta:editing-cycles>55</meta:editing-cycles>
    <meta:generator>LibreOffice/7.2.4.1$Windows_X86_64 LibreOffice_project/27d75539669ac387bb498e35313b970b7fe9c4f9</meta:generator>
    <meta:document-statistic meta:object-count="11"/>
  </office:meta>
</office:document-meta>
</file>